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974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0" calcext:value-type="float">
            <text:p>80</text:p>
          </table:table-cell>
          <table:table-cell table:style-name="ce7" table:formula="of:=COUNTIF([.B7:.B135];&quot;X&quot;)" office:value-type="float" office:value="62" calcext:value-type="float">
            <text:p>62</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3" calcext:value-type="float">
            <text:p>13</text:p>
          </table:table-cell>
          <table:table-cell table:style-name="ce25" table:formula="of:=SUM([.B2:.F2])" office:value-type="float" office:value="93" calcext:value-type="float">
            <text:p>9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3">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4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2">00/00/0000</text:date>, <text:time style:data-style-name="N2" text:time-value="20:08:57.4171134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2T20:10:40.887583429</dc:date>
    <meta:editing-duration>PT8H14M23S</meta:editing-duration>
    <meta:editing-cycles>108</meta:editing-cycles>
    <meta:document-statistic meta:table-count="1" meta:cell-count="456" meta:object-count="0"/>
  </office:meta>
</office:document-meta>
</file>